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áchyme,</text:p>
      <text:p text:style-name="Normal">v den, kdy se srdce otevřou nejvíce, mi dovol poslat ti tato slova plná lásky a úcty. Mezi nebeskými znameními jsme oba jako dva Kozorozi, stoupající pevně a jistě strmou horou snů a touh. Tato cesta nás nejen spojuje, ale i posiluje na našem společném putování. Věřím, že právě naše sdílená síla nám dává odvahu stoupat výš a dosahovat hvězd, které jsme si kdysi v tichosti přáli dotknout se.</text:p>
      <text:p text:style-name="Normal">Nezapomínej, že za tebou stojí Urielův ochranný plášť, osvětlující naše cesty pravdou a moudrostí. Ať tvůj krok zůstává pevný a tvé srdce otevřené, aby se k tobě mohla dostat všechna krása tohoto světa, jakož i ta neviditelná, co se skrývá za obzory srdcí, která si jsou blízká. Sdílené zvířecí znamení Kozoroha nám připomíná, že společně můžeme stát tvrdě na zemi, a přitom dosahovat nejvyšších výšin. Vážím si této neviditelné pouti mezi námi a posílám ti svoji lásku a podporu ve všem, co tě čeká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